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7d63" officeooo:paragraph-rsid="00117d63" style:font-weight-asian="bold" style:font-weight-complex="bold"/>
    </style:style>
    <style:style style:name="P2" style:family="paragraph" style:parent-style-name="Standard">
      <style:paragraph-properties fo:text-align="start" style:justify-single-word="false"/>
      <style:text-properties fo:font-size="12pt" fo:font-weight="bold" officeooo:rsid="00144d43" officeooo:paragraph-rsid="00144d43" style:font-weight-asian="bold" style:font-weight-complex="bold"/>
    </style:style>
    <style:style style:name="P3" style:family="paragraph" style:parent-style-name="Standard">
      <style:paragraph-properties fo:text-align="start" style:justify-single-word="false"/>
      <style:text-properties fo:font-size="12pt" fo:font-weight="bold" officeooo:rsid="0014f8f1" officeooo:paragraph-rsid="0014f8f1" style:font-weight-asian="bold" style:font-weight-complex="bold"/>
    </style:style>
    <style:style style:name="P4" style:family="paragraph" style:parent-style-name="Standard">
      <style:paragraph-properties fo:text-align="start" style:justify-single-word="false"/>
      <style:text-properties fo:font-size="12pt" fo:font-weight="normal" officeooo:rsid="00130ace" officeooo:paragraph-rsid="00130ace" style:font-weight-asian="normal" style:font-weight-complex="normal"/>
    </style:style>
    <style:style style:name="P5" style:family="paragraph" style:parent-style-name="Standard">
      <style:paragraph-properties fo:text-align="start" style:justify-single-word="false"/>
      <style:text-properties fo:font-size="10pt" fo:font-weight="normal" officeooo:rsid="0014c65b" officeooo:paragraph-rsid="0014c65b" style:font-weight-asian="normal" style:font-weight-complex="normal"/>
    </style:style>
    <style:style style:name="P6" style:family="paragraph" style:parent-style-name="Standard" style:list-style-name="L1">
      <style:paragraph-properties fo:text-align="start" style:justify-single-word="false"/>
      <style:text-properties fo:font-size="12pt" fo:font-weight="normal" officeooo:rsid="00130ace" officeooo:paragraph-rsid="00130ace" style:font-weight-asian="normal" style:font-weight-complex="normal"/>
    </style:style>
    <style:style style:name="P7" style:family="paragraph" style:parent-style-name="Standard" style:list-style-name="L2">
      <style:paragraph-properties fo:text-align="start" style:justify-single-word="false"/>
      <style:text-properties fo:font-size="12pt" fo:font-weight="normal" officeooo:rsid="00130ace" officeooo:paragraph-rsid="00130ace" style:font-weight-asian="normal" style:font-weight-complex="normal"/>
    </style:style>
    <style:style style:name="P8" style:family="paragraph" style:parent-style-name="Standard" style:list-style-name="L4">
      <style:paragraph-properties fo:text-align="start" style:justify-single-word="false"/>
      <style:text-properties fo:font-size="12pt" fo:font-weight="normal" officeooo:rsid="00159770" officeooo:paragraph-rsid="00159770"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159770" officeooo:paragraph-rsid="00159770" style:font-weight-asian="normal" style:font-weight-complex="normal"/>
    </style:style>
    <style:style style:name="P10" style:family="paragraph" style:parent-style-name="Standard" style:list-style-name="L5">
      <style:paragraph-properties fo:text-align="start" style:justify-single-word="false"/>
      <style:text-properties fo:font-size="12pt" fo:font-weight="normal" officeooo:rsid="0019d313" officeooo:paragraph-rsid="0019d313" style:font-weight-asian="normal" style:font-weight-complex="normal"/>
    </style:style>
    <style:style style:name="P11" style:family="paragraph" style:parent-style-name="Standard" style:list-style-name="L5">
      <style:paragraph-properties fo:text-align="start" style:justify-single-word="false"/>
      <style:text-properties fo:font-size="12pt" fo:font-weight="normal" officeooo:rsid="001bc144" officeooo:paragraph-rsid="001bc144" style:font-weight-asian="normal" style:font-weight-complex="normal"/>
    </style:style>
    <style:style style:name="P12" style:family="paragraph" style:parent-style-name="Standard" style:list-style-name="L5">
      <style:paragraph-properties fo:text-align="start" style:justify-single-word="false"/>
      <style:text-properties fo:font-size="12pt" fo:font-weight="normal" officeooo:rsid="001d9168" officeooo:paragraph-rsid="001d9168" style:font-weight-asian="normal" style:font-weight-complex="normal"/>
    </style:style>
    <style:style style:name="P13" style:family="paragraph" style:parent-style-name="Standard" style:list-style-name="L5">
      <style:paragraph-properties fo:text-align="start" style:justify-single-word="false"/>
      <style:text-properties fo:font-size="12pt" fo:font-weight="normal" officeooo:rsid="001e9678" officeooo:paragraph-rsid="001e9678" style:font-weight-asian="normal" style:font-weight-complex="normal"/>
    </style:style>
    <style:style style:name="P14" style:family="paragraph" style:parent-style-name="Standard">
      <style:paragraph-properties fo:text-align="start" style:justify-single-word="false"/>
      <style:text-properties fo:font-size="12pt" fo:font-weight="normal" officeooo:rsid="001e9678" officeooo:paragraph-rsid="001e9678" style:font-weight-asian="normal" style:font-weight-complex="normal"/>
    </style:style>
    <style:style style:name="P15" style:family="paragraph" style:parent-style-name="Standard">
      <style:paragraph-properties fo:text-align="start" style:justify-single-word="false"/>
      <style:text-properties fo:font-size="12pt" fo:font-weight="bold" officeooo:rsid="00174a7d" officeooo:paragraph-rsid="00174a7d" style:font-weight-asian="bold" style:font-weight-complex="bold"/>
    </style:style>
    <style:style style:name="P16" style:family="paragraph" style:parent-style-name="Standard">
      <style:paragraph-properties fo:text-align="start" style:justify-single-word="false"/>
      <style:text-properties fo:font-size="12pt" fo:font-weight="bold" officeooo:rsid="00130ace" officeooo:paragraph-rsid="00130ace" style:font-weight-asian="bold" style:font-weight-complex="bold"/>
    </style:style>
    <style:style style:name="P17" style:family="paragraph" style:parent-style-name="Standard">
      <style:paragraph-properties fo:text-align="start" style:justify-single-word="false"/>
      <style:text-properties fo:font-size="12pt" fo:font-weight="bold" officeooo:rsid="0017e06f" officeooo:paragraph-rsid="0017e06f" style:font-weight-asian="bold" style:font-weight-complex="bold"/>
    </style:style>
    <style:style style:name="P18" style:family="paragraph" style:parent-style-name="Standard" style:list-style-name="L3">
      <style:paragraph-properties fo:text-align="start" style:justify-single-word="false"/>
      <style:text-properties fo:font-size="10pt" fo:font-weight="normal" officeooo:rsid="0014c65b" officeooo:paragraph-rsid="0014c65b" style:font-weight-asian="normal" style:font-weight-complex="normal"/>
    </style:style>
    <style:style style:name="P19" style:family="paragraph" style:parent-style-name="Standard" style:list-style-name="L3">
      <style:paragraph-properties fo:text-align="start" style:justify-single-word="false"/>
      <style:text-properties officeooo:paragraph-rsid="0014c65b"/>
    </style:style>
    <style:style style:name="P20" style:family="paragraph" style:parent-style-name="Standard">
      <style:paragraph-properties fo:text-align="center" style:justify-single-word="false"/>
      <style:text-properties fo:font-size="16pt" fo:font-weight="bold" officeooo:rsid="00117d63" officeooo:paragraph-rsid="00117d63" style:font-weight-asian="bold" style:font-weight-complex="bold"/>
    </style:style>
    <style:style style:name="T1" style:family="text">
      <style:text-properties officeooo:rsid="00144d43"/>
    </style:style>
    <style:style style:name="T2" style:family="text">
      <style:text-properties fo:font-weight="bold" style:font-weight-asian="bold" style:font-weight-complex="bold"/>
    </style:style>
    <style:style style:name="T3" style:family="text">
      <style:text-properties officeooo:rsid="001615b0"/>
    </style:style>
    <style:style style:name="T4" style:family="text">
      <style:text-properties fo:font-size="10pt" fo:font-weight="normal" officeooo:rsid="0014c65b" style:font-weight-asian="normal" style:font-weight-complex="normal"/>
    </style:style>
    <style:style style:name="T5" style:family="text">
      <style:text-properties fo:font-size="10pt" fo:font-weight="normal" officeooo:rsid="001615b0"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e9678"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ursion</text:p>
      <text:p text:style-name="P1"/>
      <text:p text:style-name="P17">Definition</text:p>
      <text:list xml:id="list2647420248" text:style-name="L1">
        <text:list-item>
          <text:p text:style-name="P6">Recursion is the division of labor in a function by calling itself. It follows a divide and conquer algorithm by recursively breaking down a problem into two or more sub-problems of the same type until the problem is simple enough to solved directly. The solutions of the sub-problems are then combined to solve the original problem.</text:p>
        </text:list-item>
      </text:list>
      <text:p text:style-name="P4"/>
      <text:p text:style-name="P16">Example</text:p>
      <text:list xml:id="list3004812161" text:style-name="L2">
        <text:list-item>
          <text:p text:style-name="P7">Say that there is a giant pile of objects with differing weights. You decide to split the pile into two piles and determine which of the two piles is the heaviest. Once split, you decide again to split the pile into two and determine which is the heaviest. This continues until the pile can no longer be split and is then <text:span text:style-name="T1">recombined to determine lightest to heaviest.</text:span></text:p>
        </text:list-item>
      </text:list>
      <text:p text:style-name="P4"/>
      <text:p text:style-name="P2">Two Principles of Recursion</text:p>
      <text:list xml:id="list2199923102" text:style-name="L3">
        <text:list-item>
          <text:p text:style-name="P18">An end goal, or <text:span text:style-name="T2">base case</text:span>. </text:p>
          <text:list>
            <text:list-item>
              <text:p text:style-name="P19"><text:span text:style-name="T4">The base case is </text:span><text:span text:style-name="T5">when triggered will terminate the recursive process.</text:span></text:p>
            </text:list-item>
            <text:list-item>
              <text:p text:style-name="P18">example: To have two rocks (or fewer) to judge from</text:p>
            </text:list-item>
          </text:list>
        </text:list-item>
        <text:list-item>
          <text:p text:style-name="P18">A <text:span text:style-name="T3">recursive </text:span>process in which the task at hand is reduced towards that end goal.</text:p>
          <text:list>
            <text:list-item>
              <text:p text:style-name="P18">The process involves dividing any quantity of rocks that contain more than 2 rocks.</text:p>
            </text:list-item>
            <text:list-item>
              <text:p text:style-name="P18">The process will continue and become mroe sub-divided until the base case is met (2 rocks). Once the base condition is met, a comparison is made and the result is returned to the parent task.</text:p>
            </text:list-item>
          </text:list>
        </text:list-item>
      </text:list>
      <text:p text:style-name="P5"/>
      <text:p text:style-name="P3">Recursive Design</text:p>
      <text:list xml:id="list650462421" text:style-name="L4">
        <text:list-item>
          <text:p text:style-name="P8">Bear in mind the memory constraints a system has when implementing a recursive solution. For every method called, it takes up memory space. If the amount of methods called exceeds the available memory, then it is considered <text:span text:style-name="T2">stack overflow</text:span>.</text:p>
        </text:list-item>
      </text:list>
      <text:p text:style-name="P9"/>
      <text:p text:style-name="P15">Implementation Issues</text:p>
      <text:list xml:id="list3783431032" text:style-name="L5">
        <text:list-item>
          <text:p text:style-name="P10">Recursion</text:p>
          <text:list>
            <text:list-item>
              <text:p text:style-name="P10">Divide-and-conquer algorithms are naturally implemented as recursive procedures.</text:p>
            </text:list-item>
          </text:list>
        </text:list-item>
        <text:list-item>
          <text:p text:style-name="P10">Explicit Stack:</text:p>
          <text:list>
            <text:list-item>
              <text:p text:style-name="P10">Using a recursion approach limits the freedom of how to solve each sub-problem. Since every recursion solution can be implemented non-recursively using loops, there may some cases where having access to an explicit stack is preferred such as <text:span text:style-name="T2">breadth-first recursion</text:span> and <text:span text:style-name="T2">branch-and-bound</text:span>. </text:p>
            </text:list-item>
          </text:list>
        </text:list-item>
        <text:list-item>
          <text:p text:style-name="P10">Stack size:</text:p>
          <text:list>
            <text:list-item>
              <text:p text:style-name="P10">Stack overflow is something to be wary of as every recursive call puts another layer on the call stack. Recursive functions with large recursive depth can be slower than traditional implementation with loops. </text:p>
            </text:list-item>
            <text:list-item>
              <text:p text:style-name="P10">Stack overflow can be difficult to avoid due to memory restrictions.</text:p>
            </text:list-item>
          </text:list>
        </text:list-item>
        <text:list-item>
          <text:p text:style-name="P10">Choosing the base case:</text:p>
          <text:list>
            <text:list-item>
              <text:p text:style-name="P11">The base case of any recursive program can chosen freely. Choosing the simplest possible case results in more elegent and simple programs.</text:p>
            </text:list-item>
            <text:list-item>
              <text:p text:style-name="P12">If getting to the base case requires many recurses, implementing a hybrid algorithm is more suited as it cuts out calls that do not make much progress.</text:p>
              <text:list>
                <text:list-item>
                  <text:p text:style-name="P12">To implement a simple hybrid algorithm, <text:span text:style-name="T6">short-circuit</text:span><text:span text:style-name="T7"> the base case by checking whether the next step will result in the base case. If it doesn't, do </text:span><text:span text:style-name="T8">something else that results in more progress than a regular recursive call.</text:span></text:p>
                </text:list-item>
              </text:list>
            </text:list-item>
          </text:list>
        </text:list-item>
        <text:list-item>
          <text:p text:style-name="P13"><text:soft-page-break/><text:span text:style-name="T7">Sharing repeated subproblems:</text:span></text:p>
          <text:list>
            <text:list-item>
              <text:p text:style-name="P13"><text:span text:style-name="T7">For some problems, the recursed branches may evaluate the same sub-problem repeatedly. Identifying and solving these overlapping sub-problems is called </text:span><text:span text:style-name="T6">memoization</text:span><text:span text:style-name="T7">. Using this technique, this leads to algorithms such as </text:span><text:span text:style-name="T6">bottom-up</text:span><text:span text:style-name="T7"> divide-and-conquer algorithms such as dynamic programming and chart parsing.</text:span></text:p>
            </text:list-item>
          </text:list>
        </text:list-item>
      </text:list>
      <text:p text:style-name="P14"><text:span text:style-name="T7"/></text:p>
      <text:p text:style-name="P14"><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28" meta:word-count="519" meta:character-count="3103" meta:non-whitespace-character-count="2631"/>
  </office:meta>
</office:document-meta>
</file>